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3685in" svg:height="6.2248in" svg:x="11.461in" svg:y="3.5843in">
            <draw:object draw:notify-on-update-of-ranges="Sheet1.C1:Sheet1.C1 Sheet1.C2:Sheet1.C17 Sheet1.N1:Sheet1.N1 Sheet1.N2:Sheet1.N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Blocks</text:p>
          </table:table-cell>
          <table:table-cell table:number-columns-repeated="10"/>
          <table:table-cell office:value-type="string" calcext:value-type="string">
            <text:p>GP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14.121856" calcext:value-type="float">
            <text:p>14.121856</text:p>
          </table:table-cell>
          <table:table-cell office:value-type="float" office:value="14.135008" calcext:value-type="float">
            <text:p>14.135008</text:p>
          </table:table-cell>
          <table:table-cell office:value-type="float" office:value="14.126912" calcext:value-type="float">
            <text:p>14.126912</text:p>
          </table:table-cell>
          <table:table-cell office:value-type="float" office:value="14.143488" calcext:value-type="float">
            <text:p>14.143488</text:p>
          </table:table-cell>
          <table:table-cell office:value-type="float" office:value="14.148608" calcext:value-type="float">
            <text:p>14.148608</text:p>
          </table:table-cell>
          <table:table-cell office:value-type="float" office:value="14.116448" calcext:value-type="float">
            <text:p>14.116448</text:p>
          </table:table-cell>
          <table:table-cell office:value-type="float" office:value="14.114464" calcext:value-type="float">
            <text:p>14.114464</text:p>
          </table:table-cell>
          <table:table-cell office:value-type="float" office:value="14.128288" calcext:value-type="float">
            <text:p>14.128288</text:p>
          </table:table-cell>
          <table:table-cell office:value-type="float" office:value="14.1216" calcext:value-type="float">
            <text:p>14.1216</text:p>
          </table:table-cell>
          <table:table-cell office:value-type="float" office:value="14.133792" calcext:value-type="float">
            <text:p>14.133792</text:p>
          </table:table-cell>
          <table:table-cell table:formula="of:=AVERAGE([.D2:.M2])" office:value-type="float" office:value="14.1290464" calcext:value-type="float">
            <text:p>14.129046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.444128" calcext:value-type="float">
            <text:p>8.444128</text:p>
          </table:table-cell>
          <table:table-cell office:value-type="float" office:value="8.476576" calcext:value-type="float">
            <text:p>8.476576</text:p>
          </table:table-cell>
          <table:table-cell office:value-type="float" office:value="8.440768" calcext:value-type="float">
            <text:p>8.440768</text:p>
          </table:table-cell>
          <table:table-cell office:value-type="float" office:value="8.465888" calcext:value-type="float">
            <text:p>8.465888</text:p>
          </table:table-cell>
          <table:table-cell office:value-type="float" office:value="8.447488" calcext:value-type="float">
            <text:p>8.447488</text:p>
          </table:table-cell>
          <table:table-cell office:value-type="float" office:value="8.492128" calcext:value-type="float">
            <text:p>8.492128</text:p>
          </table:table-cell>
          <table:table-cell office:value-type="float" office:value="8.455584" calcext:value-type="float">
            <text:p>8.455584</text:p>
          </table:table-cell>
          <table:table-cell office:value-type="float" office:value="8.44768" calcext:value-type="float">
            <text:p>8.44768</text:p>
          </table:table-cell>
          <table:table-cell office:value-type="float" office:value="8.4392" calcext:value-type="float">
            <text:p>8.4392</text:p>
          </table:table-cell>
          <table:table-cell office:value-type="float" office:value="8.461536" calcext:value-type="float">
            <text:p>8.461536</text:p>
          </table:table-cell>
          <table:table-cell table:formula="of:=AVERAGE([.D3:.M3])" office:value-type="float" office:value="8.4570976" calcext:value-type="float">
            <text:p>8.457097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2" calcext:value-type="float">
            <text:p>1332</text:p>
          </table:table-cell>
          <table:table-cell office:value-type="float" office:value="12000" calcext:value-type="float">
            <text:p>12000</text:p>
          </table:table-cell>
          <table:table-cell office:value-type="float" office:value="8.174752" calcext:value-type="float">
            <text:p>8.174752</text:p>
          </table:table-cell>
          <table:table-cell office:value-type="float" office:value="8.201184" calcext:value-type="float">
            <text:p>8.201184</text:p>
          </table:table-cell>
          <table:table-cell office:value-type="float" office:value="8.197888" calcext:value-type="float">
            <text:p>8.197888</text:p>
          </table:table-cell>
          <table:table-cell office:value-type="float" office:value="8.19952" calcext:value-type="float">
            <text:p>8.19952</text:p>
          </table:table-cell>
          <table:table-cell office:value-type="float" office:value="8.20544" calcext:value-type="float">
            <text:p>8.20544</text:p>
          </table:table-cell>
          <table:table-cell office:value-type="float" office:value="8.219008" calcext:value-type="float">
            <text:p>8.219008</text:p>
          </table:table-cell>
          <table:table-cell office:value-type="float" office:value="8.208704" calcext:value-type="float">
            <text:p>8.208704</text:p>
          </table:table-cell>
          <table:table-cell office:value-type="float" office:value="8.177472" calcext:value-type="float">
            <text:p>8.177472</text:p>
          </table:table-cell>
          <table:table-cell office:value-type="float" office:value="8.20592" calcext:value-type="float">
            <text:p>8.20592</text:p>
          </table:table-cell>
          <table:table-cell office:value-type="float" office:value="8.218464" calcext:value-type="float">
            <text:p>8.218464</text:p>
          </table:table-cell>
          <table:table-cell table:formula="of:=AVERAGE([.D4:.M4])" office:value-type="float" office:value="8.2008352" calcext:value-type="float">
            <text:p>8.200835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6000" calcext:value-type="float">
            <text:p>16000</text:p>
          </table:table-cell>
          <table:table-cell office:value-type="float" office:value="7.628384" calcext:value-type="float">
            <text:p>7.628384</text:p>
          </table:table-cell>
          <table:table-cell office:value-type="float" office:value="7.63264" calcext:value-type="float">
            <text:p>7.63264</text:p>
          </table:table-cell>
          <table:table-cell office:value-type="float" office:value="7.636224" calcext:value-type="float">
            <text:p>7.636224</text:p>
          </table:table-cell>
          <table:table-cell office:value-type="float" office:value="7.629376" calcext:value-type="float">
            <text:p>7.629376</text:p>
          </table:table-cell>
          <table:table-cell office:value-type="float" office:value="7.627456" calcext:value-type="float">
            <text:p>7.627456</text:p>
          </table:table-cell>
          <table:table-cell office:value-type="float" office:value="7.650336" calcext:value-type="float">
            <text:p>7.650336</text:p>
          </table:table-cell>
          <table:table-cell office:value-type="float" office:value="7.625152" calcext:value-type="float">
            <text:p>7.625152</text:p>
          </table:table-cell>
          <table:table-cell office:value-type="float" office:value="7.641888" calcext:value-type="float">
            <text:p>7.641888</text:p>
          </table:table-cell>
          <table:table-cell office:value-type="float" office:value="7.63312" calcext:value-type="float">
            <text:p>7.63312</text:p>
          </table:table-cell>
          <table:table-cell office:value-type="float" office:value="7.633088" calcext:value-type="float">
            <text:p>7.633088</text:p>
          </table:table-cell>
          <table:table-cell table:formula="of:=AVERAGE([.D5:.M5])" office:value-type="float" office:value="7.6337664" calcext:value-type="float">
            <text:p>7.63376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20000" calcext:value-type="float">
            <text:p>20000</text:p>
          </table:table-cell>
          <table:table-cell office:value-type="float" office:value="8.423968" calcext:value-type="float">
            <text:p>8.423968</text:p>
          </table:table-cell>
          <table:table-cell office:value-type="float" office:value="8.441824" calcext:value-type="float">
            <text:p>8.441824</text:p>
          </table:table-cell>
          <table:table-cell office:value-type="float" office:value="8.454464" calcext:value-type="float">
            <text:p>8.454464</text:p>
          </table:table-cell>
          <table:table-cell office:value-type="float" office:value="8.431776" calcext:value-type="float">
            <text:p>8.431776</text:p>
          </table:table-cell>
          <table:table-cell office:value-type="float" office:value="8.46288" calcext:value-type="float">
            <text:p>8.46288</text:p>
          </table:table-cell>
          <table:table-cell office:value-type="float" office:value="8.433536" calcext:value-type="float">
            <text:p>8.433536</text:p>
          </table:table-cell>
          <table:table-cell office:value-type="float" office:value="8.434336" calcext:value-type="float">
            <text:p>8.434336</text:p>
          </table:table-cell>
          <table:table-cell office:value-type="float" office:value="8.445472" calcext:value-type="float">
            <text:p>8.445472</text:p>
          </table:table-cell>
          <table:table-cell office:value-type="float" office:value="8.441728" calcext:value-type="float">
            <text:p>8.441728</text:p>
          </table:table-cell>
          <table:table-cell office:value-type="float" office:value="8.43744" calcext:value-type="float">
            <text:p>8.43744</text:p>
          </table:table-cell>
          <table:table-cell table:formula="of:=AVERAGE([.D6:.M6])" office:value-type="float" office:value="8.4407424" calcext:value-type="float">
            <text:p>8.440742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6" calcext:value-type="float">
            <text:p>666</text:p>
          </table:table-cell>
          <table:table-cell office:value-type="float" office:value="24000" calcext:value-type="float">
            <text:p>24000</text:p>
          </table:table-cell>
          <table:table-cell office:value-type="float" office:value="8.58864" calcext:value-type="float">
            <text:p>8.58864</text:p>
          </table:table-cell>
          <table:table-cell office:value-type="float" office:value="8.605312" calcext:value-type="float">
            <text:p>8.605312</text:p>
          </table:table-cell>
          <table:table-cell office:value-type="float" office:value="8.59168" calcext:value-type="float">
            <text:p>8.59168</text:p>
          </table:table-cell>
          <table:table-cell office:value-type="float" office:value="8.605856" calcext:value-type="float">
            <text:p>8.605856</text:p>
          </table:table-cell>
          <table:table-cell office:value-type="float" office:value="8.599008" calcext:value-type="float">
            <text:p>8.599008</text:p>
          </table:table-cell>
          <table:table-cell office:value-type="float" office:value="8.620544" calcext:value-type="float">
            <text:p>8.620544</text:p>
          </table:table-cell>
          <table:table-cell office:value-type="float" office:value="8.60384" calcext:value-type="float">
            <text:p>8.60384</text:p>
          </table:table-cell>
          <table:table-cell office:value-type="float" office:value="8.60064" calcext:value-type="float">
            <text:p>8.60064</text:p>
          </table:table-cell>
          <table:table-cell office:value-type="float" office:value="8.606144" calcext:value-type="float">
            <text:p>8.606144</text:p>
          </table:table-cell>
          <table:table-cell office:value-type="float" office:value="8.592064" calcext:value-type="float">
            <text:p>8.592064</text:p>
          </table:table-cell>
          <table:table-cell table:formula="of:=AVERAGE([.D7:.M7])" office:value-type="float" office:value="8.6013728" calcext:value-type="float">
            <text:p>8.601372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" calcext:value-type="float">
            <text:p>570</text:p>
          </table:table-cell>
          <table:table-cell office:value-type="float" office:value="28000" calcext:value-type="float">
            <text:p>28000</text:p>
          </table:table-cell>
          <table:table-cell office:value-type="float" office:value="8.441696" calcext:value-type="float">
            <text:p>8.441696</text:p>
          </table:table-cell>
          <table:table-cell office:value-type="float" office:value="8.450272" calcext:value-type="float">
            <text:p>8.450272</text:p>
          </table:table-cell>
          <table:table-cell office:value-type="float" office:value="8.42544" calcext:value-type="float">
            <text:p>8.42544</text:p>
          </table:table-cell>
          <table:table-cell office:value-type="float" office:value="8.443264" calcext:value-type="float">
            <text:p>8.443264</text:p>
          </table:table-cell>
          <table:table-cell office:value-type="float" office:value="8.42208" calcext:value-type="float">
            <text:p>8.42208</text:p>
          </table:table-cell>
          <table:table-cell office:value-type="float" office:value="8.439072" calcext:value-type="float">
            <text:p>8.439072</text:p>
          </table:table-cell>
          <table:table-cell office:value-type="float" office:value="8.433056" calcext:value-type="float">
            <text:p>8.433056</text:p>
          </table:table-cell>
          <table:table-cell office:value-type="float" office:value="8.441664" calcext:value-type="float">
            <text:p>8.441664</text:p>
          </table:table-cell>
          <table:table-cell office:value-type="float" office:value="8.4424" calcext:value-type="float">
            <text:p>8.4424</text:p>
          </table:table-cell>
          <table:table-cell office:value-type="float" office:value="8.431264" calcext:value-type="float">
            <text:p>8.431264</text:p>
          </table:table-cell>
          <table:table-cell table:formula="of:=AVERAGE([.D8:.M8])" office:value-type="float" office:value="8.4370208" calcext:value-type="float">
            <text:p>8.437020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32000" calcext:value-type="float">
            <text:p>32000</text:p>
          </table:table-cell>
          <table:table-cell office:value-type="float" office:value="7.644352" calcext:value-type="float">
            <text:p>7.644352</text:p>
          </table:table-cell>
          <table:table-cell office:value-type="float" office:value="7.650432" calcext:value-type="float">
            <text:p>7.650432</text:p>
          </table:table-cell>
          <table:table-cell office:value-type="float" office:value="7.64368" calcext:value-type="float">
            <text:p>7.64368</text:p>
          </table:table-cell>
          <table:table-cell office:value-type="float" office:value="7.645024" calcext:value-type="float">
            <text:p>7.645024</text:p>
          </table:table-cell>
          <table:table-cell office:value-type="float" office:value="7.645152" calcext:value-type="float">
            <text:p>7.645152</text:p>
          </table:table-cell>
          <table:table-cell office:value-type="float" office:value="7.650816" calcext:value-type="float">
            <text:p>7.650816</text:p>
          </table:table-cell>
          <table:table-cell office:value-type="float" office:value="7.6528" calcext:value-type="float">
            <text:p>7.6528</text:p>
          </table:table-cell>
          <table:table-cell office:value-type="float" office:value="7.649696" calcext:value-type="float">
            <text:p>7.649696</text:p>
          </table:table-cell>
          <table:table-cell office:value-type="float" office:value="7.647488" calcext:value-type="float">
            <text:p>7.647488</text:p>
          </table:table-cell>
          <table:table-cell office:value-type="float" office:value="7.654592" calcext:value-type="float">
            <text:p>7.654592</text:p>
          </table:table-cell>
          <table:table-cell table:formula="of:=AVERAGE([.D9:.M9])" office:value-type="float" office:value="7.6484032" calcext:value-type="float">
            <text:p>7.648403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office:value-type="float" office:value="36000" calcext:value-type="float">
            <text:p>36000</text:p>
          </table:table-cell>
          <table:table-cell office:value-type="float" office:value="8.608992" calcext:value-type="float">
            <text:p>8.608992</text:p>
          </table:table-cell>
          <table:table-cell office:value-type="float" office:value="8.60672" calcext:value-type="float">
            <text:p>8.60672</text:p>
          </table:table-cell>
          <table:table-cell office:value-type="float" office:value="8.608352" calcext:value-type="float">
            <text:p>8.608352</text:p>
          </table:table-cell>
          <table:table-cell office:value-type="float" office:value="8.611616" calcext:value-type="float">
            <text:p>8.611616</text:p>
          </table:table-cell>
          <table:table-cell office:value-type="float" office:value="8.601216" calcext:value-type="float">
            <text:p>8.601216</text:p>
          </table:table-cell>
          <table:table-cell office:value-type="float" office:value="8.597696" calcext:value-type="float">
            <text:p>8.597696</text:p>
          </table:table-cell>
          <table:table-cell office:value-type="float" office:value="8.596896" calcext:value-type="float">
            <text:p>8.596896</text:p>
          </table:table-cell>
          <table:table-cell office:value-type="float" office:value="8.605536" calcext:value-type="float">
            <text:p>8.605536</text:p>
          </table:table-cell>
          <table:table-cell office:value-type="float" office:value="8.936768" calcext:value-type="float">
            <text:p>8.936768</text:p>
          </table:table-cell>
          <table:table-cell office:value-type="float" office:value="8.611328" calcext:value-type="float">
            <text:p>8.611328</text:p>
          </table:table-cell>
          <table:table-cell table:formula="of:=AVERAGE([.D10:.M10])" office:value-type="float" office:value="8.638512" calcext:value-type="float">
            <text:p>8.63851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40000" calcext:value-type="float">
            <text:p>40000</text:p>
          </table:table-cell>
          <table:table-cell office:value-type="float" office:value="9.49616" calcext:value-type="float">
            <text:p>9.49616</text:p>
          </table:table-cell>
          <table:table-cell office:value-type="float" office:value="9.498624" calcext:value-type="float">
            <text:p>9.498624</text:p>
          </table:table-cell>
          <table:table-cell office:value-type="float" office:value="9.498912" calcext:value-type="float">
            <text:p>9.498912</text:p>
          </table:table-cell>
          <table:table-cell office:value-type="float" office:value="9.501152" calcext:value-type="float">
            <text:p>9.501152</text:p>
          </table:table-cell>
          <table:table-cell office:value-type="float" office:value="9.506368" calcext:value-type="float">
            <text:p>9.506368</text:p>
          </table:table-cell>
          <table:table-cell office:value-type="float" office:value="9.507808" calcext:value-type="float">
            <text:p>9.507808</text:p>
          </table:table-cell>
          <table:table-cell office:value-type="float" office:value="9.506336" calcext:value-type="float">
            <text:p>9.506336</text:p>
          </table:table-cell>
          <table:table-cell office:value-type="float" office:value="9.514624" calcext:value-type="float">
            <text:p>9.514624</text:p>
          </table:table-cell>
          <table:table-cell office:value-type="float" office:value="9.496832" calcext:value-type="float">
            <text:p>9.496832</text:p>
          </table:table-cell>
          <table:table-cell office:value-type="float" office:value="9.494912" calcext:value-type="float">
            <text:p>9.494912</text:p>
          </table:table-cell>
          <table:table-cell table:formula="of:=AVERAGE([.D11:.M11])" office:value-type="float" office:value="9.5021728" calcext:value-type="float">
            <text:p>9.502172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2" calcext:value-type="float">
            <text:p>362</text:p>
          </table:table-cell>
          <table:table-cell office:value-type="float" office:value="44000" calcext:value-type="float">
            <text:p>44000</text:p>
          </table:table-cell>
          <table:table-cell office:value-type="float" office:value="9.478656" calcext:value-type="float">
            <text:p>9.478656</text:p>
          </table:table-cell>
          <table:table-cell office:value-type="float" office:value="9.177248" calcext:value-type="float">
            <text:p>9.177248</text:p>
          </table:table-cell>
          <table:table-cell office:value-type="float" office:value="9.173664" calcext:value-type="float">
            <text:p>9.173664</text:p>
          </table:table-cell>
          <table:table-cell office:value-type="float" office:value="9.164896" calcext:value-type="float">
            <text:p>9.164896</text:p>
          </table:table-cell>
          <table:table-cell office:value-type="float" office:value="9.167232" calcext:value-type="float">
            <text:p>9.167232</text:p>
          </table:table-cell>
          <table:table-cell office:value-type="float" office:value="9.167776" calcext:value-type="float">
            <text:p>9.167776</text:p>
          </table:table-cell>
          <table:table-cell office:value-type="float" office:value="9.175808" calcext:value-type="float">
            <text:p>9.175808</text:p>
          </table:table-cell>
          <table:table-cell office:value-type="float" office:value="9.162208" calcext:value-type="float">
            <text:p>9.162208</text:p>
          </table:table-cell>
          <table:table-cell office:value-type="float" office:value="9.174624" calcext:value-type="float">
            <text:p>9.174624</text:p>
          </table:table-cell>
          <table:table-cell office:value-type="float" office:value="9.175392" calcext:value-type="float">
            <text:p>9.175392</text:p>
          </table:table-cell>
          <table:table-cell table:formula="of:=AVERAGE([.D12:.M12])" office:value-type="float" office:value="9.2017504" calcext:value-type="float">
            <text:p>9.201750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2" calcext:value-type="float">
            <text:p>332</text:p>
          </table:table-cell>
          <table:table-cell office:value-type="float" office:value="48000" calcext:value-type="float">
            <text:p>48000</text:p>
          </table:table-cell>
          <table:table-cell office:value-type="float" office:value="9.85888" calcext:value-type="float">
            <text:p>9.85888</text:p>
          </table:table-cell>
          <table:table-cell office:value-type="float" office:value="9.854208" calcext:value-type="float">
            <text:p>9.854208</text:p>
          </table:table-cell>
          <table:table-cell office:value-type="float" office:value="9.846656" calcext:value-type="float">
            <text:p>9.846656</text:p>
          </table:table-cell>
          <table:table-cell office:value-type="float" office:value="9.83968" calcext:value-type="float">
            <text:p>9.83968</text:p>
          </table:table-cell>
          <table:table-cell office:value-type="float" office:value="9.8384" calcext:value-type="float">
            <text:p>9.8384</text:p>
          </table:table-cell>
          <table:table-cell office:value-type="float" office:value="9.842176" calcext:value-type="float">
            <text:p>9.842176</text:p>
          </table:table-cell>
          <table:table-cell office:value-type="float" office:value="9.848832" calcext:value-type="float">
            <text:p>9.848832</text:p>
          </table:table-cell>
          <table:table-cell office:value-type="float" office:value="9.836032" calcext:value-type="float">
            <text:p>9.836032</text:p>
          </table:table-cell>
          <table:table-cell office:value-type="float" office:value="9.844352" calcext:value-type="float">
            <text:p>9.844352</text:p>
          </table:table-cell>
          <table:table-cell office:value-type="float" office:value="9.846432" calcext:value-type="float">
            <text:p>9.846432</text:p>
          </table:table-cell>
          <table:table-cell table:formula="of:=AVERAGE([.D13:.M13])" office:value-type="float" office:value="9.8455648" calcext:value-type="float">
            <text:p>9.845564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6" calcext:value-type="float">
            <text:p>306</text:p>
          </table:table-cell>
          <table:table-cell office:value-type="float" office:value="52000" calcext:value-type="float">
            <text:p>52000</text:p>
          </table:table-cell>
          <table:table-cell office:value-type="float" office:value="10.631328" calcext:value-type="float">
            <text:p>10.631328</text:p>
          </table:table-cell>
          <table:table-cell office:value-type="float" office:value="10.646656" calcext:value-type="float">
            <text:p>10.646656</text:p>
          </table:table-cell>
          <table:table-cell office:value-type="float" office:value="10.63504" calcext:value-type="float">
            <text:p>10.63504</text:p>
          </table:table-cell>
          <table:table-cell office:value-type="float" office:value="10.627744" calcext:value-type="float">
            <text:p>10.627744</text:p>
          </table:table-cell>
          <table:table-cell office:value-type="float" office:value="10.64384" calcext:value-type="float">
            <text:p>10.64384</text:p>
          </table:table-cell>
          <table:table-cell office:value-type="float" office:value="10.629632" calcext:value-type="float">
            <text:p>10.629632</text:p>
          </table:table-cell>
          <table:table-cell office:value-type="float" office:value="10.626304" calcext:value-type="float">
            <text:p>10.626304</text:p>
          </table:table-cell>
          <table:table-cell office:value-type="float" office:value="10.644544" calcext:value-type="float">
            <text:p>10.644544</text:p>
          </table:table-cell>
          <table:table-cell office:value-type="float" office:value="10.646592" calcext:value-type="float">
            <text:p>10.646592</text:p>
          </table:table-cell>
          <table:table-cell office:value-type="float" office:value="10.647296" calcext:value-type="float">
            <text:p>10.647296</text:p>
          </table:table-cell>
          <table:table-cell table:formula="of:=AVERAGE([.D14:.M14])" office:value-type="float" office:value="10.6378976" calcext:value-type="float">
            <text:p>10.637897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4" calcext:value-type="float">
            <text:p>284</text:p>
          </table:table-cell>
          <table:table-cell office:value-type="float" office:value="56000" calcext:value-type="float">
            <text:p>56000</text:p>
          </table:table-cell>
          <table:table-cell office:value-type="float" office:value="11.296416" calcext:value-type="float">
            <text:p>11.296416</text:p>
          </table:table-cell>
          <table:table-cell office:value-type="float" office:value="11.292704" calcext:value-type="float">
            <text:p>11.292704</text:p>
          </table:table-cell>
          <table:table-cell office:value-type="float" office:value="11.294592" calcext:value-type="float">
            <text:p>11.294592</text:p>
          </table:table-cell>
          <table:table-cell office:value-type="float" office:value="11.289664" calcext:value-type="float">
            <text:p>11.289664</text:p>
          </table:table-cell>
          <table:table-cell office:value-type="float" office:value="11.294176" calcext:value-type="float">
            <text:p>11.294176</text:p>
          </table:table-cell>
          <table:table-cell office:value-type="float" office:value="11.305696" calcext:value-type="float">
            <text:p>11.305696</text:p>
          </table:table-cell>
          <table:table-cell office:value-type="float" office:value="11.288224" calcext:value-type="float">
            <text:p>11.288224</text:p>
          </table:table-cell>
          <table:table-cell office:value-type="float" office:value="11.295424" calcext:value-type="float">
            <text:p>11.295424</text:p>
          </table:table-cell>
          <table:table-cell office:value-type="float" office:value="11.293472" calcext:value-type="float">
            <text:p>11.293472</text:p>
          </table:table-cell>
          <table:table-cell office:value-type="float" office:value="11.285632" calcext:value-type="float">
            <text:p>11.285632</text:p>
          </table:table-cell>
          <table:table-cell table:formula="of:=AVERAGE([.D15:.M15])" office:value-type="float" office:value="11.2936" calcext:value-type="float">
            <text:p>11.293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office:value-type="float" office:value="60000" calcext:value-type="float">
            <text:p>60000</text:p>
          </table:table-cell>
          <table:table-cell office:value-type="float" office:value="12.036672" calcext:value-type="float">
            <text:p>12.036672</text:p>
          </table:table-cell>
          <table:table-cell office:value-type="float" office:value="12.03664" calcext:value-type="float">
            <text:p>12.03664</text:p>
          </table:table-cell>
          <table:table-cell office:value-type="float" office:value="12.043808" calcext:value-type="float">
            <text:p>12.043808</text:p>
          </table:table-cell>
          <table:table-cell office:value-type="float" office:value="12.043904" calcext:value-type="float">
            <text:p>12.043904</text:p>
          </table:table-cell>
          <table:table-cell office:value-type="float" office:value="12.041568" calcext:value-type="float">
            <text:p>12.041568</text:p>
          </table:table-cell>
          <table:table-cell office:value-type="float" office:value="12.04704" calcext:value-type="float">
            <text:p>12.04704</text:p>
          </table:table-cell>
          <table:table-cell office:value-type="float" office:value="12.039264" calcext:value-type="float">
            <text:p>12.039264</text:p>
          </table:table-cell>
          <table:table-cell office:value-type="float" office:value="12.0416" calcext:value-type="float">
            <text:p>12.0416</text:p>
          </table:table-cell>
          <table:table-cell office:value-type="float" office:value="12.038112" calcext:value-type="float">
            <text:p>12.038112</text:p>
          </table:table-cell>
          <table:table-cell office:value-type="float" office:value="12.034592" calcext:value-type="float">
            <text:p>12.034592</text:p>
          </table:table-cell>
          <table:table-cell table:formula="of:=AVERAGE([.D16:.M16])" office:value-type="float" office:value="12.04032" calcext:value-type="float">
            <text:p>12.0403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64000" calcext:value-type="float">
            <text:p>64000</text:p>
          </table:table-cell>
          <table:table-cell office:value-type="float" office:value="11.360768" calcext:value-type="float">
            <text:p>11.360768</text:p>
          </table:table-cell>
          <table:table-cell office:value-type="float" office:value="11.370112" calcext:value-type="float">
            <text:p>11.370112</text:p>
          </table:table-cell>
          <table:table-cell office:value-type="float" office:value="11.363552" calcext:value-type="float">
            <text:p>11.363552</text:p>
          </table:table-cell>
          <table:table-cell office:value-type="float" office:value="11.368736" calcext:value-type="float">
            <text:p>11.368736</text:p>
          </table:table-cell>
          <table:table-cell office:value-type="float" office:value="11.367616" calcext:value-type="float">
            <text:p>11.367616</text:p>
          </table:table-cell>
          <table:table-cell office:value-type="float" office:value="11.365888" calcext:value-type="float">
            <text:p>11.365888</text:p>
          </table:table-cell>
          <table:table-cell office:value-type="float" office:value="11.365792" calcext:value-type="float">
            <text:p>11.365792</text:p>
          </table:table-cell>
          <table:table-cell office:value-type="float" office:value="11.36448" calcext:value-type="float">
            <text:p>11.36448</text:p>
          </table:table-cell>
          <table:table-cell office:value-type="float" office:value="11.364576" calcext:value-type="float">
            <text:p>11.364576</text:p>
          </table:table-cell>
          <table:table-cell office:value-type="float" office:value="11.36176" calcext:value-type="float">
            <text:p>11.36176</text:p>
          </table:table-cell>
          <table:table-cell table:formula="of:=AVERAGE([.D17:.M17])" office:value-type="float" office:value="11.365328" calcext:value-type="float">
            <text:p>11.365328</text:p>
          </table:table-cell>
          <table:table-cell table:formula="of:=[.N20]/[.N5]" office:value-type="float" office:value="795.728999514578" calcext:value-type="float">
            <text:p>795.728999514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2"/>
          <table:table-cell office:value-type="float" office:value="5979.386" calcext:value-type="float">
            <text:p>5979.386</text:p>
          </table:table-cell>
          <table:table-cell office:value-type="float" office:value="5971.047" calcext:value-type="float">
            <text:p>5971.047</text:p>
          </table:table-cell>
          <table:table-cell office:value-type="float" office:value="5993.846" calcext:value-type="float">
            <text:p>5993.846</text:p>
          </table:table-cell>
          <table:table-cell office:value-type="float" office:value="5999.521" calcext:value-type="float">
            <text:p>5999.521</text:p>
          </table:table-cell>
          <table:table-cell office:value-type="float" office:value="5955.663" calcext:value-type="float">
            <text:p>5955.663</text:p>
          </table:table-cell>
          <table:table-cell office:value-type="float" office:value="5970.227" calcext:value-type="float">
            <text:p>5970.227</text:p>
          </table:table-cell>
          <table:table-cell office:value-type="float" office:value="6812.527" calcext:value-type="float">
            <text:p>6812.527</text:p>
          </table:table-cell>
          <table:table-cell office:value-type="float" office:value="5986.037" calcext:value-type="float">
            <text:p>5986.037</text:p>
          </table:table-cell>
          <table:table-cell office:value-type="float" office:value="6116.293" calcext:value-type="float">
            <text:p>6116.293</text:p>
          </table:table-cell>
          <table:table-cell office:value-type="float" office:value="5959.546" calcext:value-type="float">
            <text:p>5959.546</text:p>
          </table:table-cell>
          <table:table-cell table:formula="of:=AVERAGE([.D20:.M20])" office:value-type="float" office:value="6074.4093" calcext:value-type="float">
            <text:p>6074.409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5T13:44:47.477598575</dc:date>
    <meta:generator>LibreOffice/4.2.7.2$Linux_X86_64 LibreOffice_project/420m0$Build-2</meta:generator>
    <meta:editing-duration>P3DT13H48M35S</meta:editing-duration>
    <meta:editing-cycles>2</meta:editing-cycles>
    <meta:document-statistic meta:table-count="1" meta:cell-count="2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17cm" svg:height="15.812cm" xlink:href=".." xlink:type="simple" chart:class="chart:scatter" chart:style-name="ch1">
        <chart:title svg:x="5.862cm" svg:y="0.452cm" chart:style-name="ch2">
          <text:p>Exectution Time Mandelbrot Image</text:p>
        </chart:title>
        <chart:subtitle svg:x="7.171cm" svg:y="1.573cm" chart:style-name="ch3">
          <text:p>Each Point: avg. 10 runs</text:p>
        </chart:subtitle>
        <chart:legend chart:legend-position="end" svg:x="16.632cm" svg:y="7.607cm" style:legend-expansion="high" chart:style-name="ch4"/>
        <chart:plot-area chart:style-name="ch5" table:cell-range-address="Sheet1.C1:Sheet1.C17 Sheet1.N1:Sheet1.N17" chart:data-source-has-labels="row" svg:x="1.385cm" svg:y="2.598cm" svg:width="14.873cm" svg:height="11.917cm">
          <chartooo:coordinate-region svg:x="2.006cm" svg:y="2.797cm" svg:width="13.787cm" svg:height="11.071cm"/>
          <chart:axis chart:dimension="x" chart:name="primary-x" chart:style-name="ch6">
            <chart:title svg:x="8.287cm" svg:y="14.831cm" chart:style-name="ch7">
              <text:p>Blocks</text:p>
            </chart:title>
          </chart:axis>
          <chart:axis chart:dimension="y" chart:name="primary-y" chart:style-name="ch6">
            <chart:title svg:x="0.451cm" svg:y="10.016cm" chart:style-name="ch8">
              <text:p>Execution Time(ms)</text:p>
            </chart:title>
            <chart:grid chart:style-name="ch9" chart:class="major"/>
          </chart:axis>
          <chart:series chart:style-name="ch10" chart:values-cell-range-address="Sheet1.N2:Sheet1.N17" chart:label-cell-address="Sheet1.N1:Sheet1.N1" chart:class="chart:scatter">
            <chart:domain table:cell-range-address="Sheet1.C2:Sheet1.C17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PU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Sheet1.C2:Sheet1.C17</svg:desc>
                </draw:g>
              </table:table-cell>
              <table:table-cell office:value-type="float" office:value="14.1290464">
                <text:p>14.1290464</text:p>
                <draw:g>
                  <svg:desc>Sheet1.N2:Sheet1.N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8.4570976">
                <text:p>8.4570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8.2008352">
                <text:p>8.2008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7.6337664">
                <text:p>7.6337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8.4407424">
                <text:p>8.4407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8.6013728">
                <text:p>8.6013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8.4370208">
                <text:p>8.4370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7.6484032">
                <text:p>7.6484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8.638512">
                <text:p>8.638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9.5021728">
                <text:p>9.5021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9.2017504">
                <text:p>9.2017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9.8455648">
                <text:p>9.8455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10.6378976">
                <text:p>10.6378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11.2936">
                <text:p>11.2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12.04032">
                <text:p>12.04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11.365328">
                <text:p>11.365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